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Envelope.getDocument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Envelope.ge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Envelope.getRC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Envelope.createExceptionMessage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Envelope.ge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Envelope.setDocument( Document _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.PageEnvelope( DocumentFactory map , String contextPath , String webappUrl , File servletContext , Publication pub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Envelop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.getLangu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Envelope.Page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Envelope.setContex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.getDocum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